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88eff" officeooo:paragraph-rsid="00088eff"/>
    </style:style>
    <style:style style:name="P2" style:family="paragraph" style:parent-style-name="Preformatted_20_Text">
      <style:text-properties officeooo:rsid="00092f34" officeooo:paragraph-rsid="00092f34"/>
    </style:style>
    <style:style style:name="P3" style:family="paragraph" style:parent-style-name="Preformatted_20_Text">
      <style:text-properties officeooo:rsid="00094c01" officeooo:paragraph-rsid="00094c01"/>
    </style:style>
    <style:style style:name="P4" style:family="paragraph" style:parent-style-name="Preformatted_20_Text">
      <style:text-properties officeooo:rsid="000bdbb0" officeooo:paragraph-rsid="000bdbb0"/>
    </style:style>
    <style:style style:name="P5" style:family="paragraph" style:parent-style-name="Preformatted_20_Text">
      <style:text-properties officeooo:paragraph-rsid="000bdbb0"/>
    </style:style>
    <style:style style:name="P6" style:family="paragraph" style:parent-style-name="Preformatted_20_Text">
      <style:text-properties officeooo:rsid="000d996f" officeooo:paragraph-rsid="000d996f"/>
    </style:style>
    <style:style style:name="T1" style:family="text">
      <style:text-properties style:font-name="Liberation Serif1" style:font-name-asian="Noto Sans Mono CJK SC" style:font-name-complex="Liberation Mono"/>
    </style:style>
    <style:style style:name="T2" style:family="text">
      <style:text-properties style:font-name="Liberation Mono"/>
    </style:style>
    <style:style style:name="T3" style:family="text">
      <style:text-properties officeooo:rsid="00094c01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b23cc"/>
    </style:style>
    <style:style style:name="T7" style:family="text">
      <style:text-properties style:text-position="0% 100%" officeooo:rsid="000bdbb0"/>
    </style:style>
    <style:style style:name="T8" style:family="text">
      <style:text-properties style:text-position="0% 100%" style:font-name="Liberation Mono" fo:font-size="10pt" style:font-name-asian="Noto Sans Mono CJK SC" style:font-size-asian="10pt" style:font-name-complex="Liberation Mono" style:font-size-complex="10pt"/>
    </style:style>
    <style:style style:name="T9" style:family="text">
      <style:text-properties style:text-position="0% 100%" style:font-name="Liberation Mono" fo:font-size="10pt" officeooo:rsid="000bdbb0" style:font-name-asian="Noto Sans Mono CJK SC" style:font-size-asian="10pt" style:font-name-complex="Liberation Mono" style:font-size-complex="10pt"/>
    </style:style>
    <style:style style:name="T10" style:family="text">
      <style:text-properties officeooo:rsid="000bdb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probabilità è l'integrale della densità, di conseguenza la densità è la derivata della probabilità</text:p>
      <text:p text:style-name="P2">per trovare la probabilità si può utilizzare la cumulativa</text:p>
      <text:p text:style-name="P2">q-q-plot</text:p>
      <text:p text:style-name="P2">Se lo spazio degli eventi <text:span text:style-name="T1">Ω</text:span> è continuo, la scelta per rappresentarlo nei computer è discretizzarlo, dando vita a <text:span text:style-name="T1">Ω</text:span><text:span text:style-name="T2">'</text:span>.</text:p>
      <text:p text:style-name="P2">Diversi tipi di quantizzazione, bin conseguenti dipendenti dalla grandezza dei bin.</text:p>
      <text:p text:style-name="P2">quale è il numero giusto di bin in cui dividere il nostro spazio continuo<text:span text:style-name="T3">, diverse correnti di pensiero, 10 di default per molte librerie, Sturges 3.3*lot(#osservazioni)</text:span></text:p>
      <text:p text:style-name="P3">Rice 2*(#osservazioni)<text:span text:style-name="T4">1/3</text:span></text:p>
      <text:p text:style-name="P3"><text:span text:style-name="T5">rapporto particolarmente importante sulla relazione tra campione e popolazione, bisogna prendere sample grandi e randomico (non preferenziale).</text:span></text:p>
      <text:p text:style-name="P3"><text:span text:style-name="T5">Funzioni che approssimano i dati per risultati meno specifici, quindi fittare i dati.</text:span><text:span text:style-name="T6"> Non overfittare preferibilmente perché si introduce bias</text:span><text:span text:style-name="T7">.</text:span></text:p>
      <text:p text:style-name="P3"><text:span text:style-name="T7"/></text:p>
      <text:p text:style-name="P4"><text:span text:style-name="T5">stimare la numerosità di una popolazione a partire da sample, con fish-refish</text:span></text:p>
      <text:p text:style-name="P4"><text:span text:style-name="T5"/></text:p>
      <text:p text:style-name="P5"><text:span text:style-name="T7">indicatori centrali di media tramite funzioni, la più famosa la media </text:span><text:span text:style-name="T9">geometrica, la pesata, la armonica</text:span></text:p>
      <text:p text:style-name="P5"><text:span text:style-name="T9"/></text:p>
      <text:p text:style-name="P6"><text:span text:style-name="T9">m</text:span><text:span text:style-name="T8">olti valori con frequenze abbastanza alte e lontane l'una dalle altre, multimodale</text:span></text:p>
      <text:p text:style-name="P6"><text:span text:style-name="T8"/></text:p>
      <text:p text:style-name="P6"><text:span text:style-name="T8">Ora lezione con pyth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3T17:01:52.533915566</dc:date>
    <meta:editing-duration>PT2M40S</meta:editing-duration>
    <meta:editing-cycles>1</meta:editing-cycles>
    <meta:document-statistic meta:table-count="0" meta:image-count="0" meta:object-count="0" meta:page-count="1" meta:paragraph-count="13" meta:word-count="165" meta:character-count="1132" meta:non-whitespace-character-count="980"/>
    <meta:generator>LibreOffice/6.4.6.2$Linux_X86_64 LibreOffice_project/40$Build-2</meta:generator>
  </office:meta>
</office:document-meta>
</file>